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1BD000013A2000013A26E4DB767.svg" manifest:media-type="image/svg+xml"/>
  <manifest:file-entry manifest:full-path="Pictures/100001B1000013A2000013A2FF9E83E8.svg" manifest:media-type="image/svg+xml"/>
  <manifest:file-entry manifest:full-path="Pictures/100000010000017C0000017C6C485C6A.png" manifest:media-type="image/png"/>
  <manifest:file-entry manifest:full-path="Pictures/10000199000013A2000013A2E21DE7FC.svg" manifest:media-type="image/svg+xml"/>
  <manifest:file-entry manifest:full-path="Pictures/100000010000017C0000017C48E85760.png" manifest:media-type="image/png"/>
  <manifest:file-entry manifest:full-path="Pictures/100000010000017C0000017C327BD545.png" manifest:media-type="image/png"/>
  <manifest:file-entry manifest:full-path="Pictures/100000010000017C0000017C880E7F56.png" manifest:media-type="image/png"/>
  <manifest:file-entry manifest:full-path="Pictures/10000193000013A2000013A2FB8C39E5.svg" manifest:media-type="image/svg+xml"/>
  <manifest:file-entry manifest:full-path="Pictures/100000010000017C0000017C2F9108E4.png" manifest:media-type="image/png"/>
  <manifest:file-entry manifest:full-path="Pictures/100001AB000013A2000013A29B5540B9.svg" manifest:media-type="image/svg+xml"/>
  <manifest:file-entry manifest:full-path="Pictures/100000010000017C0000017C17210B9E.png" manifest:media-type="image/png"/>
  <manifest:file-entry manifest:full-path="Pictures/100000010000017C0000017CC262A4C8.png" manifest:media-type="image/png"/>
  <manifest:file-entry manifest:full-path="Pictures/100001AB000013A2000013A25269C97B.svg" manifest:media-type="image/svg+xml"/>
  <manifest:file-entry manifest:full-path="Pictures/1000019F000013A2000013A2C95F1413.svg" manifest:media-type="image/svg+xml"/>
  <manifest:file-entry manifest:full-path="Pictures/10000199000013A2000013A2F9C90ABE.svg" manifest:media-type="image/svg+xml"/>
  <manifest:file-entry manifest:full-path="Pictures/100000010000017C0000017CD619DA47.png" manifest:media-type="image/png"/>
  <manifest:file-entry manifest:full-path="Pictures/10000187000013A2000013A26E945263.svg" manifest:media-type="image/svg+xml"/>
  <manifest:file-entry manifest:full-path="Pictures/100000010000017C0000017C1C02AACE.png" manifest:media-type="image/png"/>
  <manifest:file-entry manifest:full-path="Pictures/10000187000013A2000013A25A94502E.svg" manifest:media-type="image/svg+xml"/>
  <manifest:file-entry manifest:full-path="Pictures/100000010000017C0000017C8E14E890.png" manifest:media-type="image/png"/>
  <manifest:file-entry manifest:full-path="Pictures/100000010000017C0000017C5876462E.png" manifest:media-type="image/png"/>
  <manifest:file-entry manifest:full-path="Pictures/100001B1000013A2000013A244349D8E.svg" manifest:media-type="image/svg+xml"/>
  <manifest:file-entry manifest:full-path="Pictures/10000199000013A2000013A2C71D9041.svg" manifest:media-type="image/svg+xml"/>
  <manifest:file-entry manifest:full-path="Pictures/100000010000017C0000017CBD32B7F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break-before="page"/>
      <style:text-properties officeooo:paragraph-rsid="001c8da5"/>
    </style:style>
    <style:style style:name="P2" style:family="paragraph" style:parent-style-name="Standard">
      <style:text-properties officeooo:paragraph-rsid="001c8d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Obraz2" text:anchor-type="char" svg:x="0.7cm" svg:y="0.499cm" svg:width="6.63cm" svg:height="6.63cm" draw:z-index="0"><draw:image xlink:href="Pictures/10000199000013A2000013A2F9C90ABE.svg" xlink:type="simple" xlink:show="embed" xlink:actuate="onLoad" draw:mime-type="image/svg+xml"/><draw:image xlink:href="Pictures/100000010000017C0000017CC262A4C8.png" xlink:type="simple" xlink:show="embed" xlink:actuate="onLoad" draw:mime-type="image/png"/></draw:frame><draw:frame draw:style-name="fr1" draw:name="Obraz1" text:anchor-type="char" svg:x="8.999cm" svg:y="0.499cm" svg:width="6.669cm" svg:height="6.669cm" draw:z-index="1"><draw:image xlink:href="Pictures/100001AB000013A2000013A25269C97B.svg" xlink:type="simple" xlink:show="embed" xlink:actuate="onLoad" draw:mime-type="image/svg+xml"/><draw:image xlink:href="Pictures/100000010000017C0000017CD619DA4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Obraz3" text:anchor-type="char" svg:x="0.7cm" svg:y="0.3cm" svg:width="6.669cm" svg:height="6.669cm" draw:z-index="2"><draw:image xlink:href="Pictures/100001AB000013A2000013A29B5540B9.svg" xlink:type="simple" xlink:show="embed" xlink:actuate="onLoad" draw:mime-type="image/svg+xml"/><draw:image xlink:href="Pictures/100000010000017C0000017C1C02AACE.png" xlink:type="simple" xlink:show="embed" xlink:actuate="onLoad" draw:mime-type="image/png"/></draw:frame><draw:frame draw:style-name="fr1" draw:name="Obraz4" text:anchor-type="char" svg:x="8.999cm" svg:y="0.3cm" svg:width="6.669cm" svg:height="6.669cm" draw:z-index="3"><draw:image xlink:href="Pictures/100001B1000013A2000013A244349D8E.svg" xlink:type="simple" xlink:show="embed" xlink:actuate="onLoad" draw:mime-type="image/svg+xml"/><draw:image xlink:href="Pictures/100000010000017C0000017C17210B9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Obraz5" text:anchor-type="char" svg:x="0.7cm" svg:y="0cm" svg:width="6.669cm" svg:height="6.669cm" draw:z-index="4"><draw:image xlink:href="Pictures/1000019F000013A2000013A2C95F1413.svg" xlink:type="simple" xlink:show="embed" xlink:actuate="onLoad" draw:mime-type="image/svg+xml"/><draw:image xlink:href="Pictures/100000010000017C0000017C8E14E890.png" xlink:type="simple" xlink:show="embed" xlink:actuate="onLoad" draw:mime-type="image/png"/></draw:frame><draw:frame draw:style-name="fr1" draw:name="Obraz6" text:anchor-type="char" svg:x="8.999cm" svg:y="0cm" svg:width="6.669cm" svg:height="6.669cm" draw:z-index="5"><draw:image xlink:href="Pictures/10000199000013A2000013A2C71D9041.svg" xlink:type="simple" xlink:show="embed" xlink:actuate="onLoad" draw:mime-type="image/svg+xml"/><draw:image xlink:href="Pictures/100000010000017C0000017CBD32B7F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Obraz2 kopia 1" text:anchor-type="char" svg:x="0.7cm" svg:y="0.499cm" svg:width="6.63cm" svg:height="6.63cm" draw:z-index="6"><draw:image xlink:href="Pictures/10000187000013A2000013A26E945263.svg" xlink:type="simple" xlink:show="embed" xlink:actuate="onLoad" draw:mime-type="image/svg+xml"/><draw:image xlink:href="Pictures/100000010000017C0000017C5876462E.png" xlink:type="simple" xlink:show="embed" xlink:actuate="onLoad" draw:mime-type="image/png"/></draw:frame><draw:frame draw:style-name="fr1" draw:name="Obraz1 kopia 1" text:anchor-type="char" svg:x="8.999cm" svg:y="0.499cm" svg:width="6.669cm" svg:height="6.669cm" draw:z-index="7"><draw:image xlink:href="Pictures/10000193000013A2000013A2FB8C39E5.svg" xlink:type="simple" xlink:show="embed" xlink:actuate="onLoad" draw:mime-type="image/svg+xml"/><draw:image xlink:href="Pictures/100000010000017C0000017C327BD54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Obraz3 kopia 1" text:anchor-type="char" svg:x="0.7cm" svg:y="0.3cm" svg:width="6.669cm" svg:height="6.669cm" draw:z-index="8"><draw:image xlink:href="Pictures/10000187000013A2000013A25A94502E.svg" xlink:type="simple" xlink:show="embed" xlink:actuate="onLoad" draw:mime-type="image/svg+xml"/><draw:image xlink:href="Pictures/100000010000017C0000017C48E85760.png" xlink:type="simple" xlink:show="embed" xlink:actuate="onLoad" draw:mime-type="image/png"/></draw:frame><draw:frame draw:style-name="fr1" draw:name="Obraz4 kopia 1" text:anchor-type="char" svg:x="8.999cm" svg:y="0.3cm" svg:width="6.669cm" svg:height="6.669cm" draw:z-index="9"><draw:image xlink:href="Pictures/10000199000013A2000013A2E21DE7FC.svg" xlink:type="simple" xlink:show="embed" xlink:actuate="onLoad" draw:mime-type="image/svg+xml"/><draw:image xlink:href="Pictures/100000010000017C0000017C6C485C6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Obraz5 kopia 1" text:anchor-type="char" svg:x="0.7cm" svg:y="0cm" svg:width="6.669cm" svg:height="6.669cm" draw:z-index="10"><draw:image xlink:href="Pictures/100001B1000013A2000013A2FF9E83E8.svg" xlink:type="simple" xlink:show="embed" xlink:actuate="onLoad" draw:mime-type="image/svg+xml"/><draw:image xlink:href="Pictures/100000010000017C0000017C2F9108E4.png" xlink:type="simple" xlink:show="embed" xlink:actuate="onLoad" draw:mime-type="image/png"/></draw:frame><draw:frame draw:style-name="fr1" draw:name="Obraz6 kopia 1" text:anchor-type="char" svg:x="8.999cm" svg:y="0cm" svg:width="6.669cm" svg:height="6.669cm" draw:z-index="11"><draw:image xlink:href="Pictures/100001BD000013A2000013A26E4DB767.svg" xlink:type="simple" xlink:show="embed" xlink:actuate="onLoad" draw:mime-type="image/svg+xml"/><draw:image xlink:href="Pictures/100000010000017C0000017C880E7F56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teusz Pomianek</meta:initial-creator>
    <meta:creation-date>2026-03-18T13:39:10.618681034</meta:creation-date>
    <dc:date>2026-03-19T15:50:07.800032581</dc:date>
    <dc:creator>Mateusz Pomianek</dc:creator>
    <meta:editing-duration>PT9M40S</meta:editing-duration>
    <meta:editing-cycles>2</meta:editing-cycles>
    <meta:generator>LibreOffice/25.8.5.2$Linux_X86_64 LibreOffice_project/580$Build-2</meta:generator>
    <meta:document-statistic meta:table-count="0" meta:image-count="12" meta:object-count="0" meta:page-count="2" meta:paragraph-count="0" meta:word-count="0" meta:character-count="0" meta:non-whitespace-character-count="0"/>
  </office:meta>
</office:document-meta>
</file>